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2/10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ANANI FLORAN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FLORIAN DE GUZMAN BEATRIZ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2/10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GUZMAN FLORIAN, ANANI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20</text:p>
          </table:table-cell>
        </table:table-row>
        <table:table-row>
          <table:table-cell table:style-name="Tabla1.A2" office:value-type="float" office:value="0">
            <text:p text:style-name="P7">POLLO COBB</text:p>
          </table:table-cell>
          <table:table-cell table:style-name="Tabla1.B2" office:value-type="string">
            <text:p text:style-name="P9">Cant.Cajas: <text:span text:style-name="T11">20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192654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11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5:5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7:0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21T23:57:43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